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049in" fo:margin-left="0in" table:align="left" style:writing-mode="lr-tb"/>
    </style:style>
    <style:style style:name="Table1.A" style:family="table-column">
      <style:table-column-properties style:column-width="0.5417in"/>
    </style:style>
    <style:style style:name="Table1.K" style:family="table-column">
      <style:table-column-properties style:column-width="0.5215in"/>
    </style:style>
    <style:style style:name="Table1.L" style:family="table-column">
      <style:table-column-properties style:column-width="0.5667in"/>
    </style:style>
    <style:style style:name="Table1.A1" style:family="table-cell">
      <style:table-cell-properties style:vertical-align="top" fo:padding="0.0382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15%" fo:break-before="auto" fo:break-after="auto" style:writing-mode="lr-tb"/>
      <style:text-properties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Title">
      <style:paragraph-properties fo:margin-left="0.0626in" fo:margin-right="0in" fo:line-height="115%" fo:text-align="center" style:justify-single-word="false" fo:text-indent="0in" style:auto-text-indent="false" fo:break-before="auto" fo:break-after="auto" style:writing-mode="lr-tb"/>
    </style:style>
    <style:style style:name="P8" style:family="paragraph" style:parent-style-name="Standard">
      <style:paragraph-properties fo:margin-left="0.0626in" fo:margin-right="0in" fo:line-height="115%" fo:text-indent="0in" style:auto-text-indent="false" fo:break-before="auto" fo:break-after="auto" style:writing-mode="lr-tb"/>
    </style:style>
    <style:style style:name="P9" style:family="paragraph" style:parent-style-name="Standard">
      <style:paragraph-properties fo:margin-left="0.0626in" fo:margin-right="0in" fo:line-height="115%" fo:text-align="center" style:justify-single-word="false" fo:text-indent="0in" style:auto-text-indent="false" fo:break-before="auto" fo:break-after="auto" style:writing-mode="lr-tb"/>
    </style:style>
    <style:style style:name="P10" style:family="paragraph" style:parent-style-name="Standard">
      <style:paragraph-properties fo:margin-left="0.25in" fo:margin-right="0in" fo:line-height="115%" fo:text-indent="0in" style:auto-text-indent="false" fo:break-before="auto" fo:break-after="auto" style:writing-mode="lr-tb"/>
    </style:style>
    <style:style style:name="P11" style:family="paragraph" style:parent-style-name="Standard">
      <style:paragraph-properties fo:margin-left="0.5in" fo:margin-right="0in" fo:line-height="115%" fo:text-indent="0in" style:auto-text-indent="false" fo:break-before="auto" fo:break-after="auto" style:writing-mode="lr-tb"/>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Heading_20_1">
      <style:paragraph-properties fo:line-height="115%" fo:break-before="auto" fo:break-after="auto" style:writing-mode="lr-tb"/>
    </style:style>
    <style:style style:name="P15" style:family="paragraph" style:parent-style-name="Heading_20_2">
      <style:paragraph-properties fo:line-height="115%" fo:break-before="auto" fo:break-after="auto" style:writing-mode="lr-tb"/>
    </style:style>
    <style:style style:name="P16" style:family="paragraph" style:parent-style-name="Title" style:master-page-name="Standard">
      <style:paragraph-properties fo:line-height="115%" fo:text-align="center" style:justify-single-word="false" style:page-number="auto" fo:break-before="auto" fo:break-after="auto" style:writing-mode="lr-tb"/>
    </style:style>
    <style:style style:name="P17" style:family="paragraph" style:parent-style-name="Standard">
      <style:paragraph-properties fo:line-height="115%" fo:break-before="auto" fo:break-after="auto" style:writing-mode="lr-tb"/>
      <style:text-properties fo:font-style="italic" style:font-style-asian="italic" style:font-style-complex="italic"/>
    </style:style>
    <style:style style:name="P18" style:family="paragraph" style:parent-style-name="Standard" style:list-style-name="LS1">
      <style:paragraph-properties fo:margin-top="0in" fo:margin-bottom="0in" loext:contextual-spacing="false" fo:line-height="115%" fo:break-before="auto" fo:break-after="auto" style:writing-mode="lr-tb"/>
    </style:style>
    <style:style style:name="P19" style:family="paragraph" style:parent-style-name="Standard" style:list-style-name="LS2">
      <style:paragraph-properties fo:margin-top="0in" fo:margin-bottom="0in" loext:contextual-spacing="false" fo:line-height="115%" fo:break-before="auto" fo:break-after="auto" style:writing-mode="lr-tb"/>
    </style:style>
    <style:style style:name="P20" style:family="paragraph" style:parent-style-name="Standard">
      <style:paragraph-properties fo:margin-left="0.0626in" fo:margin-right="0in" fo:line-height="115%" fo:text-indent="0in" style:auto-text-indent="false" fo:break-before="auto" fo:break-after="auto" style:writing-mode="lr-tb"/>
      <style:text-properties fo:font-style="italic" style:font-style-asian="italic" style:font-style-complex="italic"/>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style:font-name="Arial" fo:font-size="11pt" style:text-underline-style="solid" style:text-underline-width="auto" style:text-underline-color="font-color" style:font-name-asian="Arial" style:font-size-asian="11pt" style:font-name-complex="Arial" style:font-size-complex="11pt"/>
    </style:style>
    <style:style style:name="T2" style:family="text">
      <style:text-properties style:font-name="Arial" fo:font-weight="bold" style:font-name-asian="Arial" style:font-weight-asian="bold" style:font-name-complex="Arial"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color="#1155cc" style:text-underline-style="solid" style:text-underline-width="auto" style:text-underline-color="font-color"/>
    </style:style>
    <style:style style:name="T7" style:family="text">
      <style:text-properties fo:color="#1155cc" fo:font-style="italic" style:text-underline-style="solid" style:text-underline-width="auto" style:text-underline-color="font-color" style:font-style-asian="italic" style:font-style-complex="italic"/>
    </style:style>
    <style:style style:name="T8" style:family="text">
      <style:text-properties fo:font-weight="bold" style:font-weight-asian="bold" style:font-weight-complex="bold"/>
    </style:style>
    <style:style style:name="T9" style:family="text">
      <style:text-properties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de for Birmingham<text:bookmark text:name="id.gjdgxs"/></text:p>
      <text:p text:style-name="P7"><text:span text:style-name="T2">Community Impact Plan,</text:span> 2015</text:p>
      <text:p text:style-name="P9"><text:span text:style-name="T3">...a living document, last updated</text:span> 12/16/2015</text:p>
      <text:p text:style-name="P1"/>
      <text:p text:style-name="P1"/>
      <text:p text:style-name="P10"><text:a xlink:type="simple" xlink:href="#id.30j0zll" text:style-name="Internet_20_link" text:visited-style-name="Visited_20_Internet_20_Link">Who</text:a><text:a xlink:type="simple" xlink:href="#id.30j0zll" text:style-name="Internet_20_link" text:visited-style-name="Visited_20_Internet_20_Link"> </text:a><text:a xlink:type="simple" xlink:href="#id.30j0zll" text:style-name="Internet_20_link" text:visited-style-name="Visited_20_Internet_20_Link">We</text:a><text:a xlink:type="simple" xlink:href="#id.30j0zll" text:style-name="Internet_20_link" text:visited-style-name="Visited_20_Internet_20_Link"> </text:a><text:a xlink:type="simple" xlink:href="#id.30j0zll" text:style-name="Internet_20_link" text:visited-style-name="Visited_20_Internet_20_Link">Are</text:a></text:p>
      <text:p text:style-name="P11"><text:a xlink:type="simple" xlink:href="#id.1fob9te" text:style-name="Internet_20_link" text:visited-style-name="Visited_20_Internet_20_Link">Group</text:a><text:a xlink:type="simple" xlink:href="#id.1fob9te" text:style-name="Internet_20_link" text:visited-style-name="Visited_20_Internet_20_Link"> </text:a><text:a xlink:type="simple" xlink:href="#id.1fob9te" text:style-name="Internet_20_link" text:visited-style-name="Visited_20_Internet_20_Link">Description</text:a></text:p>
      <text:p text:style-name="P11"><text:a xlink:type="simple" xlink:href="#id.3znysh7" text:style-name="Internet_20_link" text:visited-style-name="Visited_20_Internet_20_Link">Core</text:a><text:a xlink:type="simple" xlink:href="#id.3znysh7" text:style-name="Internet_20_link" text:visited-style-name="Visited_20_Internet_20_Link"> </text:a><text:a xlink:type="simple" xlink:href="#id.3znysh7" text:style-name="Internet_20_link" text:visited-style-name="Visited_20_Internet_20_Link">Leadership</text:a><text:a xlink:type="simple" xlink:href="#id.3znysh7" text:style-name="Internet_20_link" text:visited-style-name="Visited_20_Internet_20_Link"> </text:a><text:a xlink:type="simple" xlink:href="#id.3znysh7" text:style-name="Internet_20_link" text:visited-style-name="Visited_20_Internet_20_Link">Team</text:a></text:p>
      <text:p text:style-name="P10"><text:a xlink:type="simple" xlink:href="#id.2et92p0" text:style-name="Internet_20_link" text:visited-style-name="Visited_20_Internet_20_Link">What</text:a><text:a xlink:type="simple" xlink:href="#id.2et92p0" text:style-name="Internet_20_link" text:visited-style-name="Visited_20_Internet_20_Link"> </text:a><text:a xlink:type="simple" xlink:href="#id.2et92p0" text:style-name="Internet_20_link" text:visited-style-name="Visited_20_Internet_20_Link">We</text:a><text:a xlink:type="simple" xlink:href="#id.2et92p0" text:style-name="Internet_20_link" text:visited-style-name="Visited_20_Internet_20_Link"> </text:a><text:a xlink:type="simple" xlink:href="#id.2et92p0" text:style-name="Internet_20_link" text:visited-style-name="Visited_20_Internet_20_Link">Want</text:a><text:a xlink:type="simple" xlink:href="#id.2et92p0" text:style-name="Internet_20_link" text:visited-style-name="Visited_20_Internet_20_Link"> </text:a><text:a xlink:type="simple" xlink:href="#id.2et92p0" text:style-name="Internet_20_link" text:visited-style-name="Visited_20_Internet_20_Link">to</text:a><text:a xlink:type="simple" xlink:href="#id.2et92p0" text:style-name="Internet_20_link" text:visited-style-name="Visited_20_Internet_20_Link"> </text:a><text:a xlink:type="simple" xlink:href="#id.2et92p0" text:style-name="Internet_20_link" text:visited-style-name="Visited_20_Internet_20_Link">Do</text:a><text:a xlink:type="simple" xlink:href="#id.2et92p0" text:style-name="Internet_20_link" text:visited-style-name="Visited_20_Internet_20_Link"> </text:a><text:a xlink:type="simple" xlink:href="#id.2et92p0" text:style-name="Internet_20_link" text:visited-style-name="Visited_20_Internet_20_Link">This</text:a><text:a xlink:type="simple" xlink:href="#id.2et92p0" text:style-name="Internet_20_link" text:visited-style-name="Visited_20_Internet_20_Link"> </text:a><text:a xlink:type="simple" xlink:href="#id.2et92p0" text:style-name="Internet_20_link" text:visited-style-name="Visited_20_Internet_20_Link">Year</text:a></text:p>
      <text:p text:style-name="P11"><text:a xlink:type="simple" xlink:href="#id.tyjcwt" text:style-name="Internet_20_link" text:visited-style-name="Visited_20_Internet_20_Link">Strategy</text:a><text:a xlink:type="simple" xlink:href="#id.tyjcwt" text:style-name="Internet_20_link" text:visited-style-name="Visited_20_Internet_20_Link"> &amp; </text:a><text:a xlink:type="simple" xlink:href="#id.tyjcwt" text:style-name="Internet_20_link" text:visited-style-name="Visited_20_Internet_20_Link">Tactics</text:a></text:p>
      <text:p text:style-name="P11"><text:a xlink:type="simple" xlink:href="#id.3dy6vkm" text:style-name="Internet_20_link" text:visited-style-name="Visited_20_Internet_20_Link"><text:span text:style-name="T6">Outcomes</text:span></text:a></text:p>
      <text:p text:style-name="P11">Draft Budget (for groups seeking support as an Official Brigade Chapter)</text:p>
      <text:p text:style-name="P1"><text:bookmark text:name="id.30j0zll"/></text:p>
      <text:h text:style-name="P14" text:outline-level="10">Who We Are<text:bookmark text:name="id.1fob9te"/></text:h>
      <text:h text:style-name="P15" text:outline-level="10">Group Description</text:h>
      <text:p text:style-name="P1"><text:span text:style-name="T3">This is who we are as a group.</text:span><text:bookmark text:name="id.3znysh7"/></text:p>
      <text:h text:style-name="P15" text:outline-level="10">Core Leadership Team</text:h>
      <text:p text:style-name="P1"><text:span text:style-name="T3">Here is our team:</text:span></text:p>
      <text:list xml:id="list3050230245297279494" text:style-name="LS1">
        <text:list-item>
          <text:p text:style-name="P18"><text:span text:style-name="T3">Captain(s):</text:span></text:p>
          <text:list>
            <text:list-item>
              <text:list>
                <text:list-item>
                  <text:p text:style-name="P18"><text:span text:style-name="T3">Tait Wayland,</text:span> <text:a xlink:type="simple" xlink:href="mailto:Taitwayland@gmail.com" text:style-name="Internet_20_link" text:visited-style-name="Visited_20_Internet_20_Link"><text:span text:style-name="T3">Taitwayland</text:span></text:a><text:a xlink:type="simple" xlink:href="mailto:Taitwayland@gmail.com" text:style-name="Internet_20_link" text:visited-style-name="Visited_20_Internet_20_Link"><text:span text:style-name="T3">@</text:span></text:a><text:a xlink:type="simple" xlink:href="mailto:Taitwayland@gmail.com" text:style-name="Internet_20_link" text:visited-style-name="Visited_20_Internet_20_Link"><text:span text:style-name="T3">gmail</text:span></text:a><text:a xlink:type="simple" xlink:href="mailto:Taitwayland@gmail.com" text:style-name="Internet_20_link" text:visited-style-name="Visited_20_Internet_20_Link"><text:span text:style-name="T3">.</text:span></text:a><text:a xlink:type="simple" xlink:href="mailto:Taitwayland@gmail.com" text:style-name="Internet_20_link" text:visited-style-name="Visited_20_Internet_20_Link"><text:span text:style-name="T3">com</text:span></text:a></text:p>
                </text:list-item>
                <text:list-item>
                  <text:p text:style-name="P18"><text:span text:style-name="T3">Marcus Dillavou, </text:span></text:p>
                </text:list-item>
              </text:list>
            </text:list-item>
          </text:list>
        </text:list-item>
        <text:list-item>
          <text:p text:style-name="P18"><text:span text:style-name="T3">Storyteller: Joseph Casper Baker, Email [</text:span><text:a xlink:type="simple" xlink:href="https://docs.google.com/a/codeforamerica.org/document/d/16cnW41j5y7ccQD_4am56_h_Kx5TRWGWS6nPAnqP5R3E/edit" text:style-name="Internet_20_link" text:visited-style-name="Visited_20_Internet_20_Link"><text:span text:style-name="T7">description</text:span></text:a><text:span text:style-name="T3">]</text:span></text:p>
        </text:list-item>
        <text:list-item>
          <text:p text:style-name="P18"><text:span text:style-name="T3">Community Organizer: Deon Gordon, Email[]</text:span></text:p>
        </text:list-item>
        <text:list-item>
          <text:p text:style-name="P18"><text:span text:style-name="T3">Delivery Lead:</text:span></text:p>
          <text:list>
            <text:list-item>
              <text:list>
                <text:list-item>
                  <text:p text:style-name="P18"><text:span text:style-name="T3">Braden Groom, Email [</text:span><text:a xlink:type="simple" xlink:href="https://docs.google.com/a/codeforamerica.org/document/d/13ehm63hhYgjSowLnX2FfAF2O2e1yJMwmZPhXU3m06bc/edit" text:style-name="Internet_20_link" text:visited-style-name="Visited_20_Internet_20_Link"><text:span text:style-name="T7">description</text:span></text:a><text:span text:style-name="T3">]</text:span></text:p>
                </text:list-item>
                <text:list-item>
                  <text:p text:style-name="P18"><text:span text:style-name="T3">Erby Fischer, Email</text:span></text:p>
                </text:list-item>
              </text:list>
            </text:list-item>
          </text:list>
        </text:list-item>
        <text:list-item>
          <text:p text:style-name="P18"><text:span text:style-name="T3">Municipal Partner:</text:span> Srikanth Karra<text:span text:style-name="T3">, </text:span><text:a xlink:type="simple" xlink:href="mailto:skarra@birminghamal.gov" text:style-name="Internet_20_link" text:visited-style-name="Visited_20_Internet_20_Link">skarra</text:a><text:a xlink:type="simple" xlink:href="mailto:skarra@birminghamal.gov" text:style-name="Internet_20_link" text:visited-style-name="Visited_20_Internet_20_Link">@</text:a><text:a xlink:type="simple" xlink:href="mailto:skarra@birminghamal.gov" text:style-name="Internet_20_link" text:visited-style-name="Visited_20_Internet_20_Link">birminghamal</text:a><text:a xlink:type="simple" xlink:href="mailto:skarra@birminghamal.gov" text:style-name="Internet_20_link" text:visited-style-name="Visited_20_Internet_20_Link">.</text:a><text:a xlink:type="simple" xlink:href="mailto:skarra@birminghamal.gov" text:style-name="Internet_20_link" text:visited-style-name="Visited_20_Internet_20_Link">gov</text:a></text:p>
        </text:list-item>
        <text:list-item>
          <text:p text:style-name="P18"><text:span text:style-name="T3">Data Wrangler: Alexander Grüneberg, Email</text:span></text:p>
        </text:list-item>
        <text:list-item>
          <text:p text:style-name="P18"><text:span text:style-name="T3">Event Planner: Miranda McPherson, Email</text:span></text:p>
        </text:list-item>
        <text:list-item>
          <text:p text:style-name="P18"><text:span text:style-name="T3">Organizers:</text:span></text:p>
          <text:list>
            <text:list-item>
              <text:list>
                <text:list-item>
                  <text:p text:style-name="P18"><text:span text:style-name="T3">Ian Hoppe, Email</text:span></text:p>
                </text:list-item>
                <text:list-item>
                  <text:p text:style-name="P18"><text:span text:style-name="T3">Scott Wehby, Email</text:span><text:bookmark text:name="id.2et92p0"/></text:p>
                </text:list-item>
              </text:list>
            </text:list-item>
          </text:list>
        </text:list-item>
      </text:list>
      <text:h text:style-name="P14" text:outline-level="10">What We Want to Do This Year</text:h>
      <text:p text:style-name="P1"><text:span text:style-name="T3">What does your Brigade want to get done this year? If you’re seeking support as an</text:span> <text:a xlink:type="simple" xlink:href="http://www.codeforamerica.org/brigade/organize" text:style-name="Internet_20_link" text:visited-style-name="Visited_20_Internet_20_Link">Official</text:a> <text:a xlink:type="simple" xlink:href="http://www.codeforamerica.org/brigade/organize" text:style-name="Internet_20_link" text:visited-style-name="Visited_20_Internet_20_Link">Brigade</text:a> <text:a xlink:type="simple" xlink:href="http://www.codeforamerica.org/brigade/organize" text:style-name="Internet_20_link" text:visited-style-name="Visited_20_Internet_20_Link">Chapter</text:a><text:span text:style-name="T3">, your strategy needs to map to one or more of the</text:span> <text:a xlink:type="simple" xlink:href="http://www.codeforamerica.org/governments/principles/" text:style-name="Internet_20_link" text:visited-style-name="Visited_20_Internet_20_Link">Code</text:a> <text:a xlink:type="simple" xlink:href="http://www.codeforamerica.org/governments/principles/" text:style-name="Internet_20_link" text:visited-style-name="Visited_20_Internet_20_Link">for</text:a> <text:a xlink:type="simple" xlink:href="http://www.codeforamerica.org/governments/principles/" text:style-name="Internet_20_link" text:visited-style-name="Visited_20_Internet_20_Link">America</text:a> <text:a xlink:type="simple" xlink:href="http://www.codeforamerica.org/governments/principles/" text:style-name="Internet_20_link" text:visited-style-name="Visited_20_Internet_20_Link">Principles</text:a> <text:a xlink:type="simple" xlink:href="http://www.codeforamerica.org/governments/principles/" text:style-name="Internet_20_link" text:visited-style-name="Visited_20_Internet_20_Link">for</text:a><text:a xlink:type="simple" xlink:href="http://www.codeforamerica.org/governments/principles/" text:style-name="Internet_20_link" text:visited-style-name="Visited_20_Internet_20_Link"> 21</text:a><text:a xlink:type="simple" xlink:href="http://www.codeforamerica.org/governments/principles/" text:style-name="Internet_20_link" text:visited-style-name="Visited_20_Internet_20_Link">st</text:a> <text:a xlink:type="simple" xlink:href="http://www.codeforamerica.org/governments/principles/" text:style-name="Internet_20_link" text:visited-style-name="Visited_20_Internet_20_Link">Century</text:a> <text:a xlink:type="simple" xlink:href="http://www.codeforamerica.org/governments/principles/" text:style-name="Internet_20_link" text:visited-style-name="Visited_20_Internet_20_Link">Governments</text:a><text:span text:style-name="T3">.</text:span></text:p>
      <text:p text:style-name="P3"/>
      <text:p text:style-name="P1"><text:soft-page-break/><text:span text:style-name="T3">1.</text:span><text:span text:style-name="T4"> Inclusivity</text:span><text:span text:style-name="T3"> Promote ourselves as a civic organization, not a tech organization. Reach for optimal community participation. (Principle 2)</text:span></text:p>
      <text:p text:style-name="P3"/>
      <text:p text:style-name="P1"><text:span text:style-name="T3">2.</text:span><text:span text:style-name="T4"> Open Data</text:span><text:span text:style-name="T3"> Pass an Open Data policy and aggregate public resource data among other nonprofits in Birmingham, hopefully using OhanaAPI. (Principles 3 and 4)</text:span></text:p>
      <text:p text:style-name="P3"/>
      <text:p text:style-name="P1"><text:span text:style-name="T3">3.</text:span><text:span text:style-name="T4"> Cross Collaboration</text:span><text:span text:style-name="T3"> Plan projects with cross-participation in mind. Work closely with other organizations in Birmingham. Spend less time identifying problems, and more time working to fix problems that others have already identified and are already working on. Be more receptive to the community already working on problems, and identify ways technology can help them. (Principles 3 and 7)</text:span></text:p>
      <text:p text:style-name="P3"/>
      <text:p text:style-name="P1"><text:span text:style-name="T3">4.</text:span><text:span text:style-name="T4"> Workshop</text:span><text:span text:style-name="T3"> Start a workshop initiative; collaborate with other tech organizations to teach code once a month. (Principle 2)</text:span></text:p>
      <text:p text:style-name="P3"/>
      <text:p text:style-name="P1"><text:span text:style-name="T3">5.</text:span><text:span text:style-name="T4"> Buy In.</text:span><text:span text:style-name="T3"> Demonstrate how open data can be used. Sell the community of Birmingham on the importance of civic tech. (Principles 7, 5, and 2)</text:span></text:p>
      <text:p text:style-name="P3"/>
      <text:p text:style-name="P1"><text:span text:style-name="T3">6.</text:span><text:span text:style-name="T4"> Organization.</text:span><text:span text:style-name="T3"> Improve communication and a sense of team among organizers. Ensure a sense of ownership among organizers.</text:span></text:p>
      <text:p text:style-name="P3"/>
      <text:p text:style-name="P3"/>
      <text:p text:style-name="P1"><text:bookmark text:name="id.tyjcwt"/></text:p>
      <text:h text:style-name="P15" text:outline-level="10">Strategy &amp; Tactics</text:h>
      <text:p text:style-name="P1"><text:span text:style-name="T3">What strategy and tactics will you use to execute on your goals for the year? A timeline can be a useful way to demonstrate this.</text:span></text:p>
      <text:p text:style-name="P3"/>
      <text:p text:style-name="P1"><text:span text:style-name="T5">Inclusivity:</text:span></text:p>
      <text:p text:style-name="P1"><text:span text:style-name="T3">1. Host events where people can reach them.</text:span></text:p>
      <text:p text:style-name="P1"><text:span text:style-name="T3">2. Maintain a consistent presence on social media. Market ourselves as civic here.</text:span></text:p>
      <text:p text:style-name="P1"><text:span text:style-name="T3">3. avoid any situations that elevate us above the community.</text:span></text:p>
      <text:p text:style-name="P1"><text:span text:style-name="T3">4. Make transparency the first priority of any project we engage in.</text:span></text:p>
      <text:p text:style-name="P1"><text:span text:style-name="T3">5. Sustain and promote our</text:span><text:span text:style-name="T8"> brigade meetings.</text:span> (still at the end of every month)</text:p>
      <text:p text:style-name="P1"/>
      <text:p text:style-name="P1"><text:span text:style-name="T5">Open Data :</text:span></text:p>
      <text:p text:style-name="P1"><text:span text:style-name="T3">1. Pass our proposal</text:span> and suggestions<text:span text:style-name="T3"> over to council for deliberation (January 2015)</text:span></text:p>
      <text:p text:style-name="P1"><text:span text:style-name="T3">2. Ensure we've closely tracked the success and failures of open data in other cities.</text:span></text:p>
      <text:p text:style-name="P1"><text:span text:style-name="T3">3. Maintain a living document as the bill is being drafted, in google docs.</text:span></text:p>
      <text:p text:style-name="P1"><text:span text:style-name="T3">4. maintain a healthy relationship with government, enough allies are already convinced that open data is good for everyone in Birmingham.</text:span></text:p>
      <text:p text:style-name="P3"/>
      <text:p text:style-name="P3"/>
      <text:p text:style-name="P1"><text:span text:style-name="T5">Cross Collaboration:</text:span></text:p>
      <text:p text:style-name="P1"><text:soft-page-break/><text:span text:style-name="T3">1. Use OhanaAPI as an identified stepping stone, a trial run for how we can work closely with other organizations.</text:span></text:p>
      <text:p text:style-name="P3"><text:soft-page-break/></text:p>
      <text:p text:style-name="P1"><text:span text:style-name="T3">2. Utilize our organizer team to ensure that contact is maintained between these organizations.</text:span></text:p>
      <text:p text:style-name="P1"><text:span text:style-name="T3">3. utilize tools, (hangouts) to ensure that organizations have a way to communicate quickly amongst each other.</text:span></text:p>
      <text:p text:style-name="P1"><text:span text:style-name="T3">4. Become a nonprofit member of Tech Birmingham.</text:span></text:p>
      <text:p text:style-name="P1">5.<text:span text:style-name="T3"> All organizers should seek to participate in</text:span><text:span text:style-name="T4"> at least one</text:span><text:span text:style-name="T3"> other organization's events. Make a point of identifying where Code for Birmingham could collaborate with them, and be responsible for that relationship. (Stay in contact with leadership of another organization, at least through email) Most organizers already do at least half of this.</text:span></text:p>
      <text:p text:style-name="P3"/>
      <text:p text:style-name="P1"><text:span text:style-name="T5">Workshops:</text:span></text:p>
      <text:p text:style-name="P1"><text:span text:style-name="T3">1. There is already a tech-education effort being organized, so lets work with them. (Shirley, Red Mountain Makers) and expand that to include other tech-groups (BOSS, Tech Birmingham?)</text:span></text:p>
      <text:p text:style-name="P1"><text:span text:style-name="T3">2. Maintain a panel between these organizations. Ensure we have a location and theme for the workshop each month.</text:span></text:p>
      <text:p text:style-name="P1"><text:span text:style-name="T3">3. Rotate the members/organizers who will be teaching at the workshops.</text:span></text:p>
      <text:p text:style-name="P3"/>
      <text:p text:style-name="P1"><text:span text:style-name="T5">Buy In:</text:span></text:p>
      <text:p text:style-name="P1"><text:span text:style-name="T3">1. Consistently finish projects such as OpenDisclosure. Plan projects in advance to ensure they are finishable. Maintain a timeline for projects before, during, and after.</text:span> Project leaders should keep track of this.<text:span text:style-name="T4"> Every</text:span> project should:</text:p>
      <text:p text:style-name="P3"><text:tab/></text:p>
      <text:p text:style-name="P1"><text:span text:style-name="T3"><text:tab/></text:span>a.) be well researched and understood by whoever is leading the project.</text:p>
      <text:p text:style-name="P1"><text:soft-page-break/><text:span text:style-name="T3"><text:tab/></text:span>b.) have a github repo</text:p>
      <text:p text:style-name="P1"><text:span text:style-name="T3"><text:tab/></text:span>c.) If code heavy, plan API/backend decisions prior to hack night.</text:p>
      <text:p text:style-name="P1"><text:span text:style-name="T3"><text:tab/></text:span>d.) have a timeline</text:p>
      <text:p text:style-name="P1"><text:tab/>e.) have a waffle-board</text:p>
      <text:p text:style-name="P1"/>
      <text:p text:style-name="P1"><text:span text:style-name="T3">2. Optimize hack nights. See point 1 about organizing projects. The more organized and clear the project is, the easier it is for members to get onboard with them.</text:span></text:p>
      <text:p text:style-name="P1"><text:span text:style-name="T3">3. We have a great relationship with AL.com. If we make civic tech that is newsworthy, it will gain attention. In that respect</text:span><text:span text:style-name="T4"> having successful civic tech projects helps us in every goal.</text:span></text:p>
      <text:p text:style-name="P4"/>
      <text:p text:style-name="P1"><text:span text:style-name="T5">Organization:</text:span></text:p>
      <text:p text:style-name="P1"><text:span text:style-name="T3">1. Identify a time where we can meet monthly and discuss things, in an informal atmosphere. Make organizer time and Code for Birmingham seem less like a chore, and more rewarding. A piece of the budget can go towards this *</text:span></text:p>
      <text:p text:style-name="P1"><text:span text:style-name="T3">2. Find a form of communication we can</text:span><text:span text:style-name="T4"> all</text:span><text:span text:style-name="T3"> check and use regularly. Facebook group isn't cutting it.</text:span></text:p>
      <text:p text:style-name="P1"><text:span text:style-name="T3">3. Ensure a positive feedback loop exists amongst us.</text:span></text:p>
      <text:p text:style-name="P3"/>
      <text:p text:style-name="P3"/>
      <text:p text:style-name="P1"><text:span text:style-name="T4">Using our time:</text:span></text:p>
      <text:p text:style-name="P4"/>
      <text:p text:style-name="P1"><text:span text:style-name="T3">Marcus and Myself will spend 10-15 hours a month on Code for Birmingham.</text:span></text:p>
      <text:p text:style-name="P3"/>
      <text:p text:style-name="P1">All other o<text:span text:style-name="T3">rganizers should be able to spend 2-5 hours on Code for Birmingham each month,</text:span> outside of active participation in<text:span text:style-name="T3"> scheduled meetings. Lets ensure that those hours feel meaningful and fun, and not like an</text:span> <text:span text:style-name="T3">extra chore. <text:s/>How you spend that time will vary from role to role, but some common things that apply to that time include:</text:span><text:span text:style-name="T4"> Code for America Webinars, Planning a project, working on a project, meeting with community or government leaders, posting to our Twitter or Facebook, posting in Google Group, community outreach, conversing with other brigade leaders or CFA folks. Making SWAG, additional meeting time between organizers, small-group hack nights, policy research, user-testing, <text:s/>teaching at a workshop, planning an event, promoting an event, tracking attendance.</text:span></text:p>
      <text:p text:style-name="P4"/>
      <text:p text:style-name="P1"><text:span text:style-name="T3">Within our leadership, we have people who bring different strengths to the table. Its up to everyone to decide how to spend their hours each month, but keep track of it if necessary. Everyone should enjoy doing something on that list,</text:span> and feel free to switch it up each month.</text:p>
      <text:p text:style-name="P1"><text:soft-page-break/></text:p>
      <text:p text:style-name="P1"><text:span text:style-name="T3">We all get busy, thats what the 2 hour months are for. = ]</text:span></text:p>
      <text:p text:style-name="P3"/>
      <text:p text:style-name="P1"><text:span text:style-name="T4">Between all of us:</text:span><text:span text:style-name="T3"> 2x(10 | | 15) + 8 x (2 | | 5) =</text:span><text:span text:style-name="T4"> anywhere from 36 to 70 hours of work</text:span><text:span text:style-name="T3"> put into Code for Birmingham each month. THATS how we maintain an awesome brigade!</text:span></text:p>
      <text:p text:style-name="P3"/>
      <text:p text:style-name="P1"><text:span text:style-name="T3">We're ALL volunteering, so in order to make CFB time feel meaningful, always ask yourself, why? Spend time contributing to the brigade in a way that feels rewarding. Ownership of the brigade begins and ends with each of us. We're all accountable for making this brigade and our city the best it can be.</text:span></text:p>
      <text:p text:style-name="P3"/>
      <text:p text:style-name="P3"><text:s/><text:bookmark text:name="id.3dy6vkm"/></text:p>
      <text:h text:style-name="P15" text:outline-level="10">Outcomes</text:h>
      <text:p text:style-name="P1"><text:span text:style-name="T3">What are the outcomes you’ll see if you’re successful?</text:span></text:p>
      <text:p text:style-name="P3"/>
      <text:p text:style-name="P1"><text:span text:style-name="T3">1. Making civic tech an achievable and sustainable effort in Birmingham.</text:span></text:p>
      <text:p text:style-name="P1"><text:span text:style-name="T3">2. Tight, close knit, well-organized brigade.</text:span></text:p>
      <text:p text:style-name="P1"><text:span text:style-name="T3">3. Stable hack nights with consistent turnout and consistent input and output.</text:span></text:p>
      <text:p text:style-name="P1"><text:span text:style-name="T3">4. Gradual increase in Brigade participation among Birminghamians.</text:span></text:p>
      <text:p text:style-name="P1"><text:span text:style-name="T3">5. Open Data policy, and civic/public datasets we can tap into for projects.</text:span></text:p>
      <text:p text:style-name="P1"><text:span text:style-name="T3">6. a diverse brigade that closely works with the community of Birmingham.</text:span></text:p>
      <text:p text:style-name="P1"><text:span text:style-name="T3">7. More organization amongst nonprofits</text:span></text:p>
      <text:p text:style-name="P20"><text:tab/><text:bookmark text:name="id.1t3h5sf"/></text:p>
      <text:h text:style-name="P15" text:outline-level="10">Draft Budget (for groups seeking support as an <text:a xlink:type="simple" xlink:href="http://www.codeforamerica.org/brigade/organize" text:style-name="Internet_20_link" text:visited-style-name="Visited_20_Internet_20_Link">Official</text:a> <text:a xlink:type="simple" xlink:href="http://www.codeforamerica.org/brigade/organize" text:style-name="Internet_20_link" text:visited-style-name="Visited_20_Internet_20_Link">Brigade</text:a> <text:a xlink:type="simple" xlink:href="http://www.codeforamerica.org/brigade/organize" text:style-name="Internet_20_link" text:visited-style-name="Visited_20_Internet_20_Link">Chapter</text:a>)</text:h>
      <text:p text:style-name="P1"><text:span text:style-name="T3">For 2015, Code for America anticipates it can offer</text:span> <text:a xlink:type="simple" xlink:href="http://www.codeforamerica.org/brigade/organize" text:style-name="Internet_20_link" text:visited-style-name="Visited_20_Internet_20_Link">Official</text:a> <text:a xlink:type="simple" xlink:href="http://www.codeforamerica.org/brigade/organize" text:style-name="Internet_20_link" text:visited-style-name="Visited_20_Internet_20_Link">Brigade</text:a> <text:a xlink:type="simple" xlink:href="http://www.codeforamerica.org/brigade/organize" text:style-name="Internet_20_link" text:visited-style-name="Visited_20_Internet_20_Link">Chapters</text:a><text:span text:style-name="T3"> a budget of $5,500 in support. **Note: this amount will be pro-rated throughout the year based on when a group joins.**</text:span></text:p>
      <text:p text:style-name="P3"><text:soft-page-break/></text:p>
      <text:p text:style-name="P1"><text:span text:style-name="T3">Please draft a budget for how your group will spend this $5,500.</text:span></text:p>
      <text:p text:style-name="P3"><text:s/></text:p>
      <text:p text:style-name="P1"><text:span text:style-name="T3">Areas where Brigades often spend money include:</text:span></text:p>
      <text:list xml:id="list542589051185804348" text:style-name="LS2">
        <text:list-item>
          <text:p text:style-name="P19"><text:span text:style-name="T3">regular events, like weekly hack nights and Meetups</text:span></text:p>
          <text:list>
            <text:list-item>
              <text:p text:style-name="P19"><text:span text:style-name="T3">food, beverage, space, material supplies, etc.</text:span></text:p>
            </text:list-item>
          </text:list>
        </text:list-item>
        <text:list-item>
          <text:p text:style-name="P19"><text:span text:style-name="T3">large events, like CodeAcross, National Day of Civic Hacking, or CityCamp</text:span></text:p>
          <text:list>
            <text:list-item>
              <text:p text:style-name="P19"><text:span text:style-name="T3">food, beverage, space, material supplies, speakers, prizes, etc.</text:span></text:p>
            </text:list-item>
          </text:list>
        </text:list-item>
        <text:list-item>
          <text:p text:style-name="P19"><text:span text:style-name="T3">development and launch of app/projects</text:span></text:p>
          <text:list>
            <text:list-item>
              <text:p text:style-name="P19"><text:span text:style-name="T3">hosting, marketing materials, etc.</text:span></text:p>
            </text:list-item>
          </text:list>
        </text:list-item>
      </text:list>
      <text:p text:style-name="P3"/>
      <text:p text:style-name="P1"><text:span text:style-name="T9">Calendar of Events 2015:</text:span></text:p>
      <text:p text:style-name="P5"/>
      <text:p text:style-name="P1"><text:span text:style-name="T3">HN: hack night</text:span></text:p>
      <text:p text:style-name="P1"><text:span text:style-name="T3">BM brigade meetings</text:span></text:p>
      <text:p text:style-name="P1"><text:span text:style-name="T3">CA: CodeAcross</text:span></text:p>
      <text:p text:style-name="P1"><text:span text:style-name="T3">NDOCH: National Day of Civic Hacking</text:span></text:p>
      <text:p text:style-name="P3"/>
      <text:p text:style-name="P1"><text:span text:style-name="T3">Not yet listed: monthly organizer meetings, any additional events (CFA Summit, Innovation Week 2015?)</text:span></text:p>
      <text:p text:style-name="P3"/>
      <text:p text:style-name="P3"/>
      <table:table table:name="Table1" table:style-name="Table1">
        <table:table-column table:style-name="Table1.A" table:number-columns-repeated="10"/>
        <table:table-column table:style-name="Table1.K"/>
        <table:table-column table:style-name="Table1.L"/>
        <text:soft-page-break/>
        <table:table-row>
          <table:table-cell table:style-name="Table1.A1" office:value-type="string">
            <text:p text:style-name="P13">Jan</text:p>
          </table:table-cell>
          <table:table-cell table:style-name="Table1.A1" office:value-type="string">
            <text:p text:style-name="P13">Feb</text:p>
          </table:table-cell>
          <table:table-cell table:style-name="Table1.A1" office:value-type="string">
            <text:p text:style-name="P13">Mar</text:p>
          </table:table-cell>
          <table:table-cell table:style-name="Table1.A1" office:value-type="string">
            <text:p text:style-name="P13">April</text:p>
          </table:table-cell>
          <table:table-cell table:style-name="Table1.A1" office:value-type="string">
            <text:p text:style-name="P13">May</text:p>
          </table:table-cell>
          <table:table-cell table:style-name="Table1.A1" office:value-type="string">
            <text:p text:style-name="P13">June</text:p>
          </table:table-cell>
          <table:table-cell table:style-name="Table1.A1" office:value-type="string">
            <text:p text:style-name="P13">July</text:p>
          </table:table-cell>
          <table:table-cell table:style-name="Table1.A1" office:value-type="string">
            <text:p text:style-name="P13">Aug</text:p>
          </table:table-cell>
          <table:table-cell table:style-name="Table1.A1" office:value-type="string">
            <text:p text:style-name="P13">Sept</text:p>
          </table:table-cell>
          <table:table-cell table:style-name="Table1.A1" office:value-type="string">
            <text:p text:style-name="P13">Oct</text:p>
          </table:table-cell>
          <table:table-cell table:style-name="Table1.A1" office:value-type="string">
            <text:p text:style-name="P13">Nov</text:p>
          </table:table-cell>
          <table:table-cell table:style-name="Table1.A1" office:value-type="string">
            <text:p text:style-name="P13">Dec</text:p>
          </table:table-cell>
        </table:table-row>
        <table:table-row>
          <table:table-cell table:style-name="Table1.A1" office:value-type="string">
            <text:p text:style-name="P12"><text:span text:style-name="T10">14 HN</text:span></text:p>
          </table:table-cell>
          <table:table-cell table:style-name="Table1.A1" office:value-type="string">
            <text:p text:style-name="P12"><text:span text:style-name="T10">11 HN</text:span></text:p>
          </table:table-cell>
          <table:table-cell table:style-name="Table1.A1" office:value-type="string">
            <text:p text:style-name="P12"><text:span text:style-name="T10">11 HN</text:span></text:p>
          </table:table-cell>
          <table:table-cell table:style-name="Table1.A1" office:value-type="string">
            <text:p text:style-name="P12"><text:span text:style-name="T10">8 HN</text:span></text:p>
          </table:table-cell>
          <table:table-cell table:style-name="Table1.A1" office:value-type="string">
            <text:p text:style-name="P12"><text:span text:style-name="T10">13 HN</text:span></text:p>
          </table:table-cell>
          <table:table-cell table:style-name="Table1.A1" office:value-type="string">
            <text:p text:style-name="P12"><text:span text:style-name="T10">10 HN</text:span></text:p>
          </table:table-cell>
          <table:table-cell table:style-name="Table1.A1" office:value-type="string">
            <text:p text:style-name="P12"><text:span text:style-name="T10">8 HN</text:span></text:p>
          </table:table-cell>
          <table:table-cell table:style-name="Table1.A1" office:value-type="string">
            <text:p text:style-name="P12"><text:span text:style-name="T10">12 HN</text:span></text:p>
          </table:table-cell>
          <table:table-cell table:style-name="Table1.A1" office:value-type="string">
            <text:p text:style-name="P12"><text:span text:style-name="T10">9 HN</text:span></text:p>
          </table:table-cell>
          <table:table-cell table:style-name="Table1.A1" office:value-type="string">
            <text:p text:style-name="P12"><text:span text:style-name="T10">14 HN</text:span></text:p>
          </table:table-cell>
          <table:table-cell table:style-name="Table1.A1" office:value-type="string">
            <text:p text:style-name="P13"/>
          </table:table-cell>
          <table:table-cell table:style-name="Table1.A1" office:value-type="string">
            <text:p text:style-name="P12"><text:span text:style-name="T10">9 HN</text:span></text:p>
          </table:table-cell>
        </table:table-row>
        <table:table-row>
          <table:table-cell table:style-name="Table1.A1" office:value-type="string">
            <text:p text:style-name="P12"><text:span text:style-name="T10">28 BM</text:span></text:p>
          </table:table-cell>
          <table:table-cell table:style-name="Table1.A1" office:value-type="string">
            <text:p text:style-name="P12"><text:span text:style-name="T10">22 CA</text:span></text:p>
          </table:table-cell>
          <table:table-cell table:style-name="Table1.A1" office:value-type="string">
            <text:p text:style-name="P12"><text:span text:style-name="T10">25 BM</text:span></text:p>
          </table:table-cell>
          <table:table-cell table:style-name="Table1.A1" office:value-type="string">
            <text:p text:style-name="P12"><text:span text:style-name="T10">22 BM</text:span></text:p>
          </table:table-cell>
          <table:table-cell table:style-name="Table1.A1" office:value-type="string">
            <text:p text:style-name="P12"><text:span text:style-name="T10">?? NDOCH</text:span></text:p>
          </table:table-cell>
          <table:table-cell table:style-name="Table1.A1" office:value-type="string">
            <text:p text:style-name="P12"><text:span text:style-name="T10">24 BM</text:span></text:p>
          </table:table-cell>
          <table:table-cell table:style-name="Table1.A1" office:value-type="string">
            <text:p text:style-name="P12"><text:span text:style-name="T10">22 BM</text:span></text:p>
          </table:table-cell>
          <table:table-cell table:style-name="Table1.A1" office:value-type="string">
            <text:p text:style-name="P12"><text:span text:style-name="T10">26 BM</text:span></text:p>
          </table:table-cell>
          <table:table-cell table:style-name="Table1.A1" office:value-type="string">
            <text:p text:style-name="P12"><text:span text:style-name="T10">23 BM</text:span></text:p>
          </table:table-cell>
          <table:table-cell table:style-name="Table1.A1" office:value-type="string">
            <text:p text:style-name="P12"><text:span text:style-name="T10">28 BM</text:span></text:p>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2"><text:span text:style-name="T10">?? Summit</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1"/>
      <text:p text:style-name="P6"/>
      <text:p text:style-name="P6"/>
      <text:p text:style-name="P6"/>
      <text:p text:style-name="P6"/>
      <text:p text:style-name="P6"/>
      <text:p text:style-name="P6"/>
      <text:p text:style-name="P6"/>
      <text:p text:style-name="P6"/>
      <text:p text:style-name="P6"/>
      <text:p text:style-name="P6"/>
      <text:p text:style-name="P1"><text:span text:style-name="T4">Budget for 2015:</text:span></text:p>
      <text:p text:style-name="P4"/>
      <text:p text:style-name="P1"><text:span text:style-name="T3">TOTAL FUNDS from CFA: $5,500</text:span></text:p>
      <text:p text:style-name="P3"/>
      <text:p text:style-name="P1"><text:span text:style-name="T3">SWAG: $400</text:span></text:p>
      <text:p text:style-name="P1"><text:span text:style-name="T3">Hosting and APIs:</text:span> $500</text:p>
      <text:p text:style-name="P1"><text:span text:style-name="T3">Food and refreshments: $100 per hack night, $50 per brigade meeting, $300 for NDOCH and $300 for CA <text:s/>-</text:span>(rollover extra drinks, utensils, etc) <text:s/>= $2000</text:p>
      <text:p text:style-name="P1"><text:span text:style-name="T3">Tech Birmingham Membership: $500</text:span></text:p>
      <text:p text:style-name="P3"/>
      <text:p text:style-name="P1"><text:soft-page-break/><text:span text:style-name="T3">CodeAcross: $100 prize.</text:span> Venue*<text:span text:style-name="T3"> food*</text:span> swag*</text:p>
      <text:p text:style-name="P1"><text:span text:style-name="T3">National Day of Civic Hacking: <text:s/>$100 prize.</text:span> Venue* f<text:span text:style-name="T3">ood*</text:span> SWAG*</text:p>
      <text:p text:style-name="P1"/>
      <text:p text:style-name="P1">***venue could be discount or free. food and SWAG costs covered above. </text:p>
      <text:p text:style-name="P1"/>
      <text:p text:style-name="P1"><text:span text:style-name="T3">Additional Events: ~$1,000</text:span></text:p>
      <text:p text:style-name="P1"><text:span text:style-name="T3">Organizer meetings: $70 per month = $840</text:span></text:p>
      <text:p text:style-name="P3"/>
      <text:p text:style-name="P1"><text:span text:style-name="T4">TOTAL: $5440</text:span></text:p>
      <text:p text:style-name="P1"><text:bookmark text:name="id.4d34og8"/></text:p>
      <text:h text:style-name="P14" text:outline-level="10"><text:bookmark text:name="id.2s8eyo1"/></text:h>
      <text:h text:style-name="P14" text:outline-level="10"><text:s/></text:h>
      <text:p text:style-name="P1"/>
      <text:p text:style-name="P1"/>
      <text:p text:style-name="P1"/>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bullet text:level="2" text:style-name="List2Level1" text:bullet-char="○">
        <style:list-level-properties text:space-before="0.75in" text:min-label-width="0.25in"/>
        <style:text-properties style:font-name="Times New Roman"/>
      </text:list-level-style-bullet>
      <text:list-level-style-bullet text:level="3" text:style-name="List2Level2" text:bullet-char="■">
        <style:list-level-properties text:space-before="1.3748in" text:min-label-width="0.1252in"/>
        <style:text-properties style:font-name="Times New Roman"/>
      </text:list-level-style-bullet>
      <text:list-level-style-bullet text:level="4" text:style-name="List2Level3" text:bullet-char="●">
        <style:list-level-properties text:space-before="1.75in" text:min-label-width="0.25in"/>
        <style:text-properties style:font-name="Times New Roman"/>
      </text:list-level-style-bullet>
      <text:list-level-style-bullet text:level="5" text:style-name="List2Level4" text:bullet-char="○">
        <style:list-level-properties text:space-before="2.25in" text:min-label-width="0.25in"/>
        <style:text-properties style:font-name="Times New Roman"/>
      </text:list-level-style-bullet>
      <text:list-level-style-bullet text:level="6" text:style-name="List2Level5" text:bullet-char="■">
        <style:list-level-properties text:space-before="2.8748in" text:min-label-width="0.1252in"/>
        <style:text-properties style:font-name="Times New Roman"/>
      </text:list-level-style-bullet>
      <text:list-level-style-bullet text:level="7" text:style-name="List2Level6" text:bullet-char="●">
        <style:list-level-properties text:space-before="3.25in" text:min-label-width="0.25in"/>
        <style:text-properties style:font-name="Times New Roman"/>
      </text:list-level-style-bullet>
      <text:list-level-style-bullet text:level="8" text:style-name="List2Level7" text:bullet-char="○">
        <style:list-level-properties text:space-before="3.75in" text:min-label-width="0.25in"/>
        <style:text-properties style:font-name="Times New Roman"/>
      </text:list-level-style-bullet>
      <text:list-level-style-bullet text:level="9" text:style-name="List2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style style:name="MT1" style:family="text">
      <style:text-properties style:font-name="Arial" fo:font-size="11pt" style:text-underline-style="solid" style:text-underline-width="auto" style:text-underline-color="font-color" style:font-name-asian="Arial" style:font-size-asian="11pt" style:font-name-complex="Arial" style:font-size-complex="11pt"/>
    </style:style>
    <style:page-layout style:name="Mpm1">
      <style:page-layout-properties fo:page-width="8.5in" fo:page-height="11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text:span text:style-name="MT1">Code for Birmingham Brigade Community Impact Plan</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MacOSX_X86_64 LibreOffice_project/9bb7eadab57b6755b1265afa86e04bf45fbfc644</meta:generator>
    <dc:title/>
    <meta:initial-creator/>
    <dc:creator/>
    <meta:editing-cycles>1</meta:editing-cycles>
    <meta:document-statistic meta:table-count="1" meta:image-count="0" meta:object-count="0" meta:page-count="9" meta:paragraph-count="158" meta:word-count="1526" meta:character-count="9105" meta:non-whitespace-character-count="7735"/>
  </office:meta>
</office:document-meta>
</file>